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racked-changes>
        <table:cell-content-change table:id="ct1">
          <table:cell-address table:column="1" table:row="0" table:table="0"/>
          <office:change-info>
            <dc:creator> </dc:creator>
            <dc:date>2018-07-02T03:46:26.433890728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0" table:table="0"/>
          <office:change-info>
            <dc:creator> </dc:creator>
            <dc:date>2018-07-02T03:46:29.935146561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" table:table="0"/>
          <office:change-info>
            <dc:creator> </dc:creator>
            <dc:date>2018-07-02T03:46:29.93516959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18-07-02T03:46:29.935171442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1" table:table="0"/>
          <office:change-info>
            <dc:creator> </dc:creator>
            <dc:date>2018-07-02T03:46:29.93517240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0" table:table="0"/>
          <office:change-info>
            <dc:creator> </dc:creator>
            <dc:date>2018-07-02T03:46:36.962845330</dc:date>
          </office:change-info>
          <table:previous table:id="ct2">
            <table:change-track-table-cell office:value-type="string">
              <text:p>knn</text:p>
            </table:change-track-table-cell>
          </table:previous>
        </table:cell-content-change>
        <table:cell-content-change table:id="ct7">
          <table:cell-address table:column="1" table:row="0" table:table="0"/>
          <office:change-info>
            <dc:creator> </dc:creator>
            <dc:date>2018-07-02T03:46:40.981631469</dc:date>
          </office:change-info>
          <table:previous table:id="ct1">
            <table:change-track-table-cell office:value-type="string">
              <text:p>knn</text:p>
            </table:change-track-table-cell>
          </table:previous>
        </table:cell-content-change>
        <table:cell-content-change table:id="ct8">
          <table:cell-address table:column="1" table:row="2" table:table="0"/>
          <office:change-info>
            <dc:creator> </dc:creator>
            <dc:date>2018-07-02T03:48:05.132010784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2" table:table="0"/>
          <office:change-info>
            <dc:creator> </dc:creator>
            <dc:date>2018-07-02T03:48:05.98084559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" table:table="0"/>
          <office:change-info>
            <dc:creator> </dc:creator>
            <dc:date>2018-07-02T03:48:06.709751511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2" table:table="0"/>
          <office:change-info>
            <dc:creator> </dc:creator>
            <dc:date>2018-07-02T03:48:07.420723676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2" table:table="0"/>
          <office:change-info>
            <dc:creator> </dc:creator>
            <dc:date>2018-07-02T03:48:07.722964625</dc:date>
          </office:change-info>
          <table:previous>
            <table:change-track-table-cell/>
          </table:previous>
        </table:cell-content-change>
        <table:cell-content-change table:id="ct13">
          <table:cell-address table:column="6" table:row="2" table:table="0"/>
          <office:change-info>
            <dc:creator> </dc:creator>
            <dc:date>2018-07-02T03:48:35.253555052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3" table:table="0"/>
          <office:change-info>
            <dc:creator> </dc:creator>
            <dc:date>2018-07-02T03:48:44.359826578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3" table:table="0"/>
          <office:change-info>
            <dc:creator> </dc:creator>
            <dc:date>2018-07-02T03:48:48.861085876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3" table:table="0"/>
          <office:change-info>
            <dc:creator> </dc:creator>
            <dc:date>2018-07-02T03:48:50.382696706</dc:date>
          </office:change-info>
          <table:previous>
            <table:change-track-table-cell/>
          </table:previous>
        </table:cell-content-change>
        <table:cell-content-change table:id="ct17">
          <table:cell-address table:column="4" table:row="3" table:table="0"/>
          <office:change-info>
            <dc:creator> </dc:creator>
            <dc:date>2018-07-02T03:48:53.19694557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3" table:table="0"/>
          <office:change-info>
            <dc:creator> </dc:creator>
            <dc:date>2018-07-02T03:48:53.536673455</dc:date>
          </office:change-info>
          <table:previous>
            <table:change-track-table-cell/>
          </table:previous>
        </table:cell-content-change>
        <table:cell-content-change table:id="ct19">
          <table:cell-address table:column="6" table:row="3" table:table="0"/>
          <office:change-info>
            <dc:creator> </dc:creator>
            <dc:date>2018-07-02T03:48:56.351159685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4" table:table="0"/>
          <office:change-info>
            <dc:creator> </dc:creator>
            <dc:date>2018-07-02T03:49:01.018242360</dc:date>
          </office:change-info>
          <table:previous>
            <table:change-track-table-cell/>
          </table:previous>
        </table:cell-content-change>
        <table:cell-content-change table:id="ct21">
          <table:cell-address table:column="2" table:row="4" table:table="0"/>
          <office:change-info>
            <dc:creator> </dc:creator>
            <dc:date>2018-07-02T03:49:02.160745838</dc:date>
          </office:change-info>
          <table:previous>
            <table:change-track-table-cell/>
          </table:previous>
        </table:cell-content-change>
        <table:cell-content-change table:id="ct22">
          <table:cell-address table:column="3" table:row="4" table:table="0"/>
          <office:change-info>
            <dc:creator> </dc:creator>
            <dc:date>2018-07-02T03:49:03.409169535</dc:date>
          </office:change-info>
          <table:previous>
            <table:change-track-table-cell/>
          </table:previous>
        </table:cell-content-change>
        <table:cell-content-change table:id="ct23">
          <table:cell-address table:column="4" table:row="4" table:table="0"/>
          <office:change-info>
            <dc:creator> </dc:creator>
            <dc:date>2018-07-02T03:49:06.536382955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4" table:table="0"/>
          <office:change-info>
            <dc:creator> </dc:creator>
            <dc:date>2018-07-02T03:49:06.848132871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4" table:table="0"/>
          <office:change-info>
            <dc:creator> </dc:creator>
            <dc:date>2018-07-02T03:49:08.412572891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5" table:table="0"/>
          <office:change-info>
            <dc:creator> </dc:creator>
            <dc:date>2018-07-02T03:49:12.613411452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5" table:table="0"/>
          <office:change-info>
            <dc:creator> </dc:creator>
            <dc:date>2018-07-02T03:49:15.486001649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5" table:table="0"/>
          <office:change-info>
            <dc:creator> </dc:creator>
            <dc:date>2018-07-02T03:49:19.306027317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5" table:table="0"/>
          <office:change-info>
            <dc:creator> </dc:creator>
            <dc:date>2018-07-02T03:49:21.592460270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5" table:table="0"/>
          <office:change-info>
            <dc:creator> </dc:creator>
            <dc:date>2018-07-02T03:49:24.584306609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5" table:table="0"/>
          <office:change-info>
            <dc:creator> </dc:creator>
            <dc:date>2018-07-02T03:49:27.499931653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6" table:table="0"/>
          <office:change-info>
            <dc:creator> </dc:creator>
            <dc:date>2018-07-02T03:49:39.899278443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6" table:table="0"/>
          <office:change-info>
            <dc:creator> </dc:creator>
            <dc:date>2018-07-02T03:49:42.52168479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6" table:table="0"/>
          <office:change-info>
            <dc:creator> </dc:creator>
            <dc:date>2018-07-02T03:49:46.422770727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6" table:table="0"/>
          <office:change-info>
            <dc:creator> </dc:creator>
            <dc:date>2018-07-02T03:49:48.120354229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6" table:table="0"/>
          <office:change-info>
            <dc:creator> </dc:creator>
            <dc:date>2018-07-02T03:49:50.476094022</dc:date>
          </office:change-info>
          <table:previous>
            <table:change-track-table-cell/>
          </table:previous>
        </table:cell-content-change>
        <table:cell-content-change table:id="ct37">
          <table:cell-address table:column="6" table:row="6" table:table="0"/>
          <office:change-info>
            <dc:creator> </dc:creator>
            <dc:date>2018-07-02T03:49:52.855312644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7" table:table="0"/>
          <office:change-info>
            <dc:creator> </dc:creator>
            <dc:date>2018-07-02T03:50:04.949270786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7" table:table="0"/>
          <office:change-info>
            <dc:creator> </dc:creator>
            <dc:date>2018-07-02T03:50:09.458237807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7" table:table="0"/>
          <office:change-info>
            <dc:creator> </dc:creator>
            <dc:date>2018-07-02T03:50:11.78841902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7" table:table="0"/>
          <office:change-info>
            <dc:creator> </dc:creator>
            <dc:date>2018-07-02T03:50:12.941369850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7" table:table="0"/>
          <office:change-info>
            <dc:creator> </dc:creator>
            <dc:date>2018-07-02T03:50:14.059260330</dc:date>
          </office:change-info>
          <table:previous>
            <table:change-track-table-cell/>
          </table:previous>
        </table:cell-content-change>
        <table:cell-content-change table:id="ct43">
          <table:cell-address table:column="6" table:row="7" table:table="0"/>
          <office:change-info>
            <dc:creator> </dc:creator>
            <dc:date>2018-07-02T03:50:16.705529188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8" table:table="0"/>
          <office:change-info>
            <dc:creator> </dc:creator>
            <dc:date>2018-07-02T03:50:22.766710418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8" table:table="0"/>
          <office:change-info>
            <dc:creator> </dc:creator>
            <dc:date>2018-07-02T03:50:27.851425726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8" table:table="0"/>
          <office:change-info>
            <dc:creator> </dc:creator>
            <dc:date>2018-07-02T03:50:34.779020959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8" table:table="0"/>
          <office:change-info>
            <dc:creator> </dc:creator>
            <dc:date>2018-07-02T03:50:40.348934926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" table:table="0"/>
          <office:change-info>
            <dc:creator> </dc:creator>
            <dc:date>2018-07-02T03:50:41.379904307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" table:table="0"/>
          <office:change-info>
            <dc:creator> </dc:creator>
            <dc:date>2018-07-02T03:50:43.665456326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9" table:table="0"/>
          <office:change-info>
            <dc:creator> </dc:creator>
            <dc:date>2018-07-02T03:50:49.113821429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9" table:table="0"/>
          <office:change-info>
            <dc:creator> </dc:creator>
            <dc:date>2018-07-02T03:50:57.435071033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9" table:table="0"/>
          <office:change-info>
            <dc:creator> </dc:creator>
            <dc:date>2018-07-02T03:51:01.595288030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9" table:table="0"/>
          <office:change-info>
            <dc:creator> </dc:creator>
            <dc:date>2018-07-02T03:51:04.171862330</dc:date>
          </office:change-info>
          <table:previous table:id="ct50">
            <table:change-track-table-cell office:value-type="float" office:value="0.84"/>
          </table:previous>
        </table:cell-content-change>
        <table:cell-content-change table:id="ct54">
          <table:cell-address table:column="4" table:row="9" table:table="0"/>
          <office:change-info>
            <dc:creator> </dc:creator>
            <dc:date>2018-07-02T03:51:13.651126470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9" table:table="0"/>
          <office:change-info>
            <dc:creator> </dc:creator>
            <dc:date>2018-07-02T03:51:15.74042594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9" table:table="0"/>
          <office:change-info>
            <dc:creator> </dc:creator>
            <dc:date>2018-07-02T03:51:23.004543528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10" table:table="0"/>
          <office:change-info>
            <dc:creator> </dc:creator>
            <dc:date>2018-07-02T03:51:24.285546321</dc:date>
          </office:change-info>
          <table:previous>
            <table:change-track-table-cell/>
          </table:previous>
        </table:cell-content-change>
        <table:cell-content-change table:id="ct58">
          <table:cell-address table:column="2" table:row="10" table:table="0"/>
          <office:change-info>
            <dc:creator> </dc:creator>
            <dc:date>2018-07-02T03:51:26.956284603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10" table:table="0"/>
          <office:change-info>
            <dc:creator> </dc:creator>
            <dc:date>2018-07-02T03:51:28.143959935</dc:date>
          </office:change-info>
          <table:previous>
            <table:change-track-table-cell/>
          </table:previous>
        </table:cell-content-change>
        <table:cell-content-change table:id="ct60">
          <table:cell-address table:column="4" table:row="10" table:table="0"/>
          <office:change-info>
            <dc:creator> </dc:creator>
            <dc:date>2018-07-02T03:51:33.206041510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10" table:table="0"/>
          <office:change-info>
            <dc:creator> </dc:creator>
            <dc:date>2018-07-02T03:51:39.287749230</dc:date>
          </office:change-info>
          <table:previous table:id="ct60">
            <table:change-track-table-cell office:value-type="float" office:value="0.23"/>
          </table:previous>
        </table:cell-content-change>
        <table:cell-content-change table:id="ct62">
          <table:cell-address table:column="5" table:row="10" table:table="0"/>
          <office:change-info>
            <dc:creator> </dc:creator>
            <dc:date>2018-07-02T03:51:42.345848198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10" table:table="0"/>
          <office:change-info>
            <dc:creator> </dc:creator>
            <dc:date>2018-07-02T03:51:50.656500190</dc:date>
          </office:change-info>
          <table:previous>
            <table:change-track-table-cell/>
          </table:previous>
        </table:cell-content-change>
        <table:cell-content-change table:id="ct64">
          <table:cell-address table:column="1" table:row="11" table:table="0"/>
          <office:change-info>
            <dc:creator> </dc:creator>
            <dc:date>2018-07-02T03:51:52.004127980</dc:date>
          </office:change-info>
          <table:previous>
            <table:change-track-table-cell/>
          </table:previous>
        </table:cell-content-change>
        <table:cell-content-change table:id="ct65">
          <table:cell-address table:column="2" table:row="11" table:table="0"/>
          <office:change-info>
            <dc:creator> </dc:creator>
            <dc:date>2018-07-02T03:51:52.723021458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11" table:table="0"/>
          <office:change-info>
            <dc:creator> </dc:creator>
            <dc:date>2018-07-02T03:51:53.912102622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11" table:table="0"/>
          <office:change-info>
            <dc:creator> </dc:creator>
            <dc:date>2018-07-02T03:51:59.042706665</dc:date>
          </office:change-info>
          <table:previous>
            <table:change-track-table-cell/>
          </table:previous>
        </table:cell-content-change>
        <table:cell-content-change table:id="ct68">
          <table:cell-address table:column="5" table:row="11" table:table="0"/>
          <office:change-info>
            <dc:creator> </dc:creator>
            <dc:date>2018-07-02T03:52:00.145757077</dc:date>
          </office:change-info>
          <table:previous>
            <table:change-track-table-cell/>
          </table:previous>
        </table:cell-content-change>
        <table:cell-content-change table:id="ct69">
          <table:cell-address table:column="6" table:row="11" table:table="0"/>
          <office:change-info>
            <dc:creator> </dc:creator>
            <dc:date>2018-07-02T03:52:01.67067634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accuracy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KN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B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0:14:57.286590899</meta:creation-date>
    <dc:date>2018-07-01T20:52:34.412737171</dc:date>
    <meta:editing-duration>PT5M16S</meta:editing-duration>
    <meta:editing-cycles>1</meta:editing-cycles>
    <meta:document-statistic meta:table-count="1" meta:cell-count="78" meta:object-count="0"/>
    <meta:generator>LibreOffice/6.0.3.2$Linux_X86_64 LibreOffice_project/00m0$Build-2</meta:generator>
  </office:meta>
</office:document-meta>
</file>